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23f2c4"/>
    </style:style>
    <style:style style:name="P3" style:family="paragraph" style:parent-style-name="Text_20_body">
      <style:text-properties officeooo:paragraph-rsid="00258afd"/>
    </style:style>
    <style:style style:name="P4" style:family="paragraph" style:parent-style-name="Text_20_body">
      <style:text-properties officeooo:paragraph-rsid="002624c6"/>
    </style:style>
    <style:style style:name="P5" style:family="paragraph" style:parent-style-name="Text_20_body">
      <style:text-properties officeooo:paragraph-rsid="0027169a"/>
    </style:style>
    <style:style style:name="P6" style:family="paragraph" style:parent-style-name="Table_20_Contents">
      <style:paragraph-properties fo:text-align="center" style:justify-single-word="false"/>
      <style:text-properties officeooo:paragraph-rsid="0023f2c4"/>
    </style:style>
    <style:style style:name="P7" style:family="paragraph" style:parent-style-name="Table_20_Heading">
      <style:text-properties fo:color="#ffffff" officeooo:paragraph-rsid="0023f2c4"/>
    </style:style>
    <style:style style:name="P8" style:family="paragraph" style:parent-style-name="Heading_20_3">
      <style:text-properties officeooo:rsid="0023f2c4" officeooo:paragraph-rsid="0023f2c4"/>
    </style:style>
    <style:style style:name="P9" style:family="paragraph" style:parent-style-name="Heading_20_3">
      <style:text-properties fo:font-style="normal" officeooo:rsid="0023f2c4" officeooo:paragraph-rsid="00281d22" style:font-style-asian="normal" style:font-style-complex="normal"/>
    </style:style>
    <style:style style:name="P10" style:family="paragraph" style:parent-style-name="Text_20_body">
      <style:text-properties officeooo:rsid="0023f2c4"/>
    </style:style>
    <style:style style:name="P11" style:family="paragraph" style:parent-style-name="Text_20_body">
      <style:text-properties officeooo:rsid="0023f2c4" officeooo:paragraph-rsid="0023f2c4"/>
    </style:style>
    <style:style style:name="P12" style:family="paragraph" style:parent-style-name="Text_20_body" style:list-style-name="L1">
      <style:text-properties officeooo:paragraph-rsid="0023f2c4"/>
    </style:style>
    <style:style style:name="P13" style:family="paragraph" style:parent-style-name="Text_20_body" style:list-style-name="L1">
      <style:text-properties officeooo:paragraph-rsid="00258afd"/>
    </style:style>
    <style:style style:name="P14" style:family="paragraph" style:parent-style-name="Text_20_body">
      <style:text-properties fo:font-style="normal" officeooo:rsid="00258afd" officeooo:paragraph-rsid="00258afd" style:font-style-asian="normal" style:font-style-complex="normal"/>
    </style:style>
    <style:style style:name="P15" style:family="paragraph" style:parent-style-name="Text_20_body">
      <style:text-properties fo:font-style="normal" officeooo:rsid="002624c6" officeooo:paragraph-rsid="002624c6" style:font-style-asian="normal" style:font-style-complex="normal"/>
    </style:style>
    <style:style style:name="P16" style:family="paragraph" style:parent-style-name="Text_20_body">
      <style:text-properties fo:font-style="normal" officeooo:rsid="0023f2c4" officeooo:paragraph-rsid="00281d22" style:font-style-asian="normal" style:font-style-complex="normal"/>
    </style:style>
    <style:style style:name="P17" style:family="paragraph" style:parent-style-name="Text_20_body">
      <style:text-properties fo:font-style="normal" officeooo:paragraph-rsid="002a4308" style:font-style-asian="normal" style:font-style-complex="normal"/>
    </style:style>
    <style:style style:name="P18" style:family="paragraph" style:parent-style-name="Text_20_body">
      <style:text-properties officeooo:rsid="0027169a" officeooo:paragraph-rsid="0027169a"/>
    </style:style>
    <style:style style:name="P19" style:family="paragraph" style:parent-style-name="Text_20_body" style:list-style-name="L2">
      <style:text-properties officeooo:paragraph-rsid="0023f2c4"/>
    </style:style>
    <style:style style:name="P20" style:family="paragraph" style:parent-style-name="Text_20_body" style:list-style-name="L2">
      <style:text-properties officeooo:paragraph-rsid="00258afd"/>
    </style:style>
    <style:style style:name="P21" style:family="paragraph" style:parent-style-name="Text_20_body" style:list-style-name="L2">
      <style:text-properties officeooo:paragraph-rsid="0027169a"/>
    </style:style>
    <style:style style:name="P22" style:family="paragraph" style:parent-style-name="Text_20_body" style:list-style-name="L2">
      <style:text-properties officeooo:paragraph-rsid="002624c6"/>
    </style:style>
    <style:style style:name="P23" style:family="paragraph" style:parent-style-name="Text_20_body" style:list-style-name="L2">
      <style:text-properties officeooo:paragraph-rsid="00281d22"/>
    </style:style>
    <style:style style:name="P24" style:family="paragraph" style:parent-style-name="Text_20_body" style:list-style-name="L2">
      <style:text-properties officeooo:paragraph-rsid="0028f639"/>
    </style:style>
    <style:style style:name="P25" style:family="paragraph" style:parent-style-name="Text_20_body" style:list-style-name="L2">
      <style:text-properties officeooo:paragraph-rsid="002a4308"/>
    </style:style>
    <style:style style:name="P26" style:family="paragraph" style:parent-style-name="Text_20_body">
      <style:text-properties officeooo:paragraph-rsid="00281d22"/>
    </style:style>
    <style:style style:name="P27" style:family="paragraph" style:parent-style-name="Text_20_body">
      <style:text-properties officeooo:paragraph-rsid="0028f639"/>
    </style:style>
    <style:style style:name="P28" style:family="paragraph" style:parent-style-name="Text_20_body">
      <style:paragraph-properties fo:break-before="page"/>
      <style:text-properties officeooo:rsid="0023f2c4" officeooo:paragraph-rsid="0023f2c4"/>
    </style:style>
    <style:style style:name="P29" style:family="paragraph" style:parent-style-name="Table_20_Contents">
      <style:paragraph-properties fo:text-align="center" style:justify-single-word="false"/>
      <style:text-properties officeooo:paragraph-rsid="002a62b3"/>
    </style:style>
    <style:style style:name="P30" style:family="paragraph" style:parent-style-name="Heading_20_1" style:master-page-name="Standard">
      <style:paragraph-properties style:page-number="auto"/>
      <style:text-properties officeooo:rsid="0023f2c4" officeooo:paragraph-rsid="0023f2c4"/>
    </style:style>
    <style:style style:name="P31" style:family="paragraph" style:parent-style-name="Heading_20_2">
      <style:text-properties officeooo:rsid="0023f2c4" officeooo:paragraph-rsid="0023f2c4"/>
    </style:style>
    <style:style style:name="P32" style:family="paragraph" style:parent-style-name="Heading_20_2">
      <style:paragraph-properties fo:break-before="page"/>
      <style:text-properties officeooo:rsid="0023f2c4" officeooo:paragraph-rsid="0023f2c4"/>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Heading_20_4">
      <style:text-properties fo:font-style="italic" officeooo:rsid="0023f2c4" officeooo:paragraph-rsid="0023f2c4" style:font-style-asian="italic" style:font-style-complex="italic"/>
    </style:style>
    <style:style style:name="P35" style:family="paragraph" style:parent-style-name="Heading_20_4">
      <style:text-properties fo:font-style="normal" officeooo:rsid="0023f2c4" officeooo:paragraph-rsid="0023f2c4" style:font-style-asian="normal" style:font-style-complex="normal"/>
    </style:style>
    <style:style style:name="P36" style:family="paragraph" style:parent-style-name="Heading_20_4">
      <style:text-properties fo:font-style="normal" officeooo:rsid="00258afd" style:font-style-asian="normal" style:font-style-complex="normal"/>
    </style:style>
    <style:style style:name="P37" style:family="paragraph" style:parent-style-name="Heading_20_4">
      <style:text-properties fo:font-style="normal" officeooo:rsid="00258afd" officeooo:paragraph-rsid="00258afd" style:font-style-asian="normal" style:font-style-complex="normal"/>
    </style:style>
    <style:style style:name="P38" style:family="paragraph" style:parent-style-name="Heading_20_4">
      <style:text-properties fo:font-style="normal" officeooo:rsid="0027169a" officeooo:paragraph-rsid="0027169a" style:font-style-asian="normal" style:font-style-complex="normal"/>
    </style:style>
    <style:style style:name="P39" style:family="paragraph" style:parent-style-name="Heading_20_4">
      <style:text-properties fo:font-style="normal" officeooo:rsid="002624c6" style:font-style-asian="normal" style:font-style-complex="normal"/>
    </style:style>
    <style:style style:name="P40" style:family="paragraph" style:parent-style-name="Heading_20_4">
      <style:text-properties fo:font-style="normal" officeooo:rsid="002624c6" officeooo:paragraph-rsid="002624c6" style:font-style-asian="normal" style:font-style-complex="normal"/>
    </style:style>
    <style:style style:name="P41" style:family="paragraph" style:parent-style-name="Heading_20_4">
      <style:text-properties officeooo:paragraph-rsid="00281d22"/>
    </style:style>
    <style:style style:name="P42" style:family="paragraph" style:parent-style-name="Heading_20_4">
      <style:text-properties officeooo:paragraph-rsid="0028f639"/>
    </style:style>
    <style:style style:name="P43" style:family="paragraph" style:parent-style-name="Heading_20_4">
      <style:text-properties officeooo:paragraph-rsid="002a4308"/>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4">
      <style:paragraph-properties>
        <style:tab-stops>
          <style:tab-stop style:position="15.501cm" style:type="right" style:leader-style="dotted" style:leader-text="."/>
        </style:tab-stops>
      </style:paragraph-properties>
    </style:style>
    <style:style style:name="P47"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fo:font-style="italic" officeooo:rsid="0023f2c4" style:font-style-asian="italic" style:font-style-complex="italic"/>
    </style:style>
    <style:style style:name="T2" style:family="text">
      <style:text-properties fo:font-style="italic" officeooo:rsid="002624c6" style:font-style-asian="italic" style:font-style-complex="italic"/>
    </style:style>
    <style:style style:name="T3" style:family="text">
      <style:text-properties fo:font-style="italic" officeooo:rsid="00281d22" style:font-style-asian="italic" style:font-style-complex="italic"/>
    </style:style>
    <style:style style:name="T4" style:family="text">
      <style:text-properties fo:font-style="italic" officeooo:rsid="0028f639" style:font-style-asian="italic" style:font-style-complex="italic"/>
    </style:style>
    <style:style style:name="T5" style:family="text">
      <style:text-properties fo:font-style="italic" officeooo:rsid="002a4308" style:font-style-asian="italic" style:font-style-complex="italic"/>
    </style:style>
    <style:style style:name="T6" style:family="text">
      <style:text-properties fo:font-style="normal" fo:font-weight="bold" officeooo:rsid="0023f2c4" style:font-style-asian="normal" style:font-weight-asian="bold" style:font-style-complex="normal" style:font-weight-complex="bold"/>
    </style:style>
    <style:style style:name="T7" style:family="text">
      <style:text-properties fo:font-style="normal" fo:font-weight="bold" officeooo:rsid="00258afd" style:font-style-asian="normal" style:font-weight-asian="bold" style:font-style-complex="normal" style:font-weight-complex="bold"/>
    </style:style>
    <style:style style:name="T8" style:family="text">
      <style:text-properties fo:font-style="normal" officeooo:rsid="0023f2c4" style:font-style-asian="normal" style:font-style-complex="normal"/>
    </style:style>
    <style:style style:name="T9" style:family="text">
      <style:text-properties fo:font-style="normal" officeooo:rsid="00258afd" style:font-style-asian="normal" style:font-style-complex="normal"/>
    </style:style>
    <style:style style:name="T10" style:family="text">
      <style:text-properties fo:font-style="normal" officeooo:rsid="002624c6" style:font-style-asian="normal" style:font-style-complex="normal"/>
    </style:style>
    <style:style style:name="T11" style:family="text">
      <style:text-properties fo:font-style="normal" officeooo:rsid="0027169a" style:font-style-asian="normal" style:font-style-complex="normal"/>
    </style:style>
    <style:style style:name="T12" style:family="text">
      <style:text-properties fo:font-style="normal" officeooo:rsid="00281d22" style:font-style-asian="normal" style:font-style-complex="normal"/>
    </style:style>
    <style:style style:name="T13" style:family="text">
      <style:text-properties fo:font-style="normal" officeooo:rsid="0028f639" style:font-style-asian="normal" style:font-style-complex="normal"/>
    </style:style>
    <style:style style:name="T14" style:family="text">
      <style:text-properties officeooo:rsid="0023f2c4"/>
    </style:style>
    <style:style style:name="T15" style:family="text">
      <style:text-properties officeooo:rsid="00258afd"/>
    </style:style>
    <style:style style:name="T16" style:family="text">
      <style:text-properties officeooo:rsid="002624c6"/>
    </style:style>
    <style:style style:name="T17" style:family="text">
      <style:text-properties officeooo:rsid="0027169a"/>
    </style:style>
    <style:style style:name="T18" style:family="text">
      <style:text-properties officeooo:rsid="00281d22"/>
    </style:style>
    <style:style style:name="T19" style:family="text">
      <style:text-properties officeooo:rsid="0028f639"/>
    </style:style>
    <style:style style:name="T20" style:family="text">
      <style:text-properties officeooo:rsid="002a4308"/>
    </style:style>
    <style:style style:name="T21" style:family="text">
      <style:text-properties officeooo:rsid="002a62b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bookmark-start text:name="__RefHeading__7904_433896703"/>ANEXO IV: DOCUMENTACIÓN TÉCNICA DE PROGRAMACIÓN<text:bookmark-end text:name="__RefHeading__7904_433896703"/></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4"><text:a xlink:type="simple" xlink:href="#__RefHeading__7904_433896703" text:style-name="Index_20_Link" text:visited-style-name="Index_20_Link">ANEXO IV: DOCUMENTACIÓN TÉCNICA DE PROGRAMACIÓN<text:tab/>1</text:a></text:p>
          <text:p text:style-name="P33"><text:a xlink:type="simple" xlink:href="#__RefHeading__631_1859732908" text:style-name="Index_20_Link" text:visited-style-name="Index_20_Link">Introducción<text:tab/>3</text:a></text:p>
          <text:p text:style-name="P33"><text:a xlink:type="simple" xlink:href="#__RefHeading__633_1859732908" text:style-name="Index_20_Link" text:visited-style-name="Index_20_Link">Documentación de las bibliotecas<text:tab/>4</text:a></text:p>
          <text:p text:style-name="P45"><text:a xlink:type="simple" xlink:href="#__RefHeading__635_1859732908" text:style-name="Index_20_Link" text:visited-style-name="Index_20_Link">Bibliotecas utilizadas por el Servidor CBR<text:tab/>4</text:a></text:p>
          <text:p text:style-name="P46"><text:a xlink:type="simple" xlink:href="#__RefHeading__12011_433896703" text:style-name="Index_20_Link" text:visited-style-name="Index_20_Link">ASM<text:tab/>4</text:a></text:p>
          <text:p text:style-name="P46"><text:a xlink:type="simple" xlink:href="#__RefHeading__637_1859732908" text:style-name="Index_20_Link" text:visited-style-name="Index_20_Link">Apache Commons<text:tab/>4</text:a></text:p>
          <text:p text:style-name="P46"><text:a xlink:type="simple" xlink:href="#__RefHeading__639_1859732908" text:style-name="Index_20_Link" text:visited-style-name="Index_20_Link">Apache Hadoop<text:tab/>5</text:a></text:p>
          <text:p text:style-name="P46"><text:a xlink:type="simple" xlink:href="#__RefHeading__12043_433896703" text:style-name="Index_20_Link" text:visited-style-name="Index_20_Link">Apache Hbase<text:tab/>5</text:a></text:p>
          <text:p text:style-name="P46"><text:a xlink:type="simple" xlink:href="#__RefHeading__641_1859732908" text:style-name="Index_20_Link" text:visited-style-name="Index_20_Link">Apache ZooKeeper<text:tab/>5</text:a></text:p>
          <text:p text:style-name="P46"><text:a xlink:type="simple" xlink:href="#__RefHeading__643_1859732908" text:style-name="Index_20_Link" text:visited-style-name="Index_20_Link">HSQLDB<text:tab/>5</text:a></text:p>
          <text:p text:style-name="P46"><text:a xlink:type="simple" xlink:href="#__RefHeading__645_1859732908" text:style-name="Index_20_Link" text:visited-style-name="Index_20_Link">Jackson<text:tab/>6</text:a></text:p>
          <text:p text:style-name="P46"><text:a xlink:type="simple" xlink:href="#__RefHeading__647_1859732908" text:style-name="Index_20_Link" text:visited-style-name="Index_20_Link">jColibri<text:tab/>6</text:a></text:p>
          <text:p text:style-name="P46"><text:a xlink:type="simple" xlink:href="#__RefHeading__649_1859732908" text:style-name="Index_20_Link" text:visited-style-name="Index_20_Link">Google Protocol Buffers<text:tab/>6</text:a></text:p>
          <text:p text:style-name="P46"><text:a xlink:type="simple" xlink:href="#__RefHeading__651_1859732908" text:style-name="Index_20_Link" text:visited-style-name="Index_20_Link">SLF4J<text:tab/>6</text:a></text:p>
          <text:p text:style-name="P45"><text:a xlink:type="simple" xlink:href="#__RefHeading__653_1859732908" text:style-name="Index_20_Link" text:visited-style-name="Index_20_Link">Bibliotecas utilizadas por el Cliente CBR<text:tab/>6</text:a></text:p>
          <text:p text:style-name="P46"><text:a xlink:type="simple" xlink:href="#__RefHeading__655_1859732908" text:style-name="Index_20_Link" text:visited-style-name="Index_20_Link">jGoodies Forms<text:tab/>6</text:a></text:p>
          <text:p text:style-name="P46"><text:a xlink:type="simple" xlink:href="#__RefHeading__657_1859732908" text:style-name="Index_20_Link" text:visited-style-name="Index_20_Link">iTextPDF<text:tab/>6</text:a></text:p>
          <text:p text:style-name="P46"><text:a xlink:type="simple" xlink:href="#__RefHeading__659_1859732908" text:style-name="Index_20_Link" text:visited-style-name="Index_20_Link">JavaHelp<text:tab/>6</text:a></text:p>
          <text:p text:style-name="P46"><text:a xlink:type="simple" xlink:href="#__RefHeading__661_1859732908" text:style-name="Index_20_Link" text:visited-style-name="Index_20_Link">JFreeChart y JCommon<text:tab/>7</text:a></text:p>
          <text:p text:style-name="P46"><text:a xlink:type="simple" xlink:href="#__RefHeading__663_1859732908" text:style-name="Index_20_Link" text:visited-style-name="Index_20_Link">JTatoo<text:tab/>7</text:a></text:p>
          <text:p text:style-name="P46"><text:a xlink:type="simple" xlink:href="#__RefHeading__665_1859732908" text:style-name="Index_20_Link" text:visited-style-name="Index_20_Link">WEKA<text:tab/>7</text:a></text:p>
          <text:p text:style-name="P33"><text:a xlink:type="simple" xlink:href="#__RefHeading__667_1859732908" text:style-name="Index_20_Link" text:visited-style-name="Index_20_Link">Código fuente<text:tab/>8</text:a></text:p>
          <text:p text:style-name="P33"><text:a xlink:type="simple" xlink:href="#__RefHeading__669_1859732908" text:style-name="Index_20_Link" text:visited-style-name="Index_20_Link">Manual del programador<text:tab/>9</text:a></text:p>
          <text:p text:style-name="P33"><text:a xlink:type="simple" xlink:href="#__RefHeading__671_1859732908" text:style-name="Index_20_Link" text:visited-style-name="Index_20_Link">Pruebas unitarias<text:tab/>10</text:a></text:p>
          <text:p text:style-name="P33"><text:a xlink:type="simple" xlink:href="#__RefHeading__673_1859732908" text:style-name="Index_20_Link" text:visited-style-name="Index_20_Link">Referencias<text:tab/>11</text:a></text:p>
        </text:index-body>
      </text:table-of-content>
      <text:p text:style-name="P11"/>
      <text:p text:style-name="P11"/>
      <text:p text:style-name="P28"/>
      <text:p text:style-name="P11">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7">Fecha</text:p>
            </table:table-cell>
            <table:table-cell table:style-name="Tabla8.A1" office:value-type="string">
              <text:p text:style-name="P7">Número de versión</text:p>
            </table:table-cell>
            <table:table-cell table:style-name="Tabla8.C1" office:value-type="string">
              <text:p text:style-name="P7">Descripción</text:p>
            </table:table-cell>
          </table:table-row>
        </table:table-header-rows>
        <table:table-row>
          <table:table-cell table:style-name="Tabla8.A2" office:value-type="string">
            <text:p text:style-name="P6"><text:span text:style-name="T14">30</text:span>/<text:span text:style-name="T14">05</text:span>/201<text:span text:style-name="T14">3</text:span></text:p>
          </table:table-cell>
          <table:table-cell table:style-name="Tabla8.B2" office:value-type="string">
            <text:p text:style-name="P6">1.0</text:p>
          </table:table-cell>
          <table:table-cell table:style-name="Tabla8.C2" office:value-type="string">
            <text:p text:style-name="P6">Versión inicial</text:p>
          </table:table-cell>
        </table:table-row>
        <table:table-row>
          <table:table-cell table:style-name="Tabla8.A3" office:value-type="string">
            <text:p text:style-name="P29"><text:span text:style-name="T21">01/06/2013</text:span></text:p>
          </table:table-cell>
          <table:table-cell table:style-name="Tabla8.B3" office:value-type="string">
            <text:p text:style-name="P29"><text:span text:style-name="T21">1.1</text:span></text:p>
          </table:table-cell>
          <table:table-cell table:style-name="Tabla8.C3" office:value-type="string">
            <text:p text:style-name="P29"><text:span text:style-name="T21">Completada la documentación de las bibliotecas utilizadas.</text:span></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7">Tabla 1: Lista de versiones del documento<text:tab/>2</text:p>
        </text:index-body>
      </text:table-index>
      <text:p text:style-name="P10"/>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P10"/>
      <text:p text:style-name="P10"/>
      <text:h text:style-name="P32" text:outline-level="2"><text:bookmark-start text:name="__RefHeading__631_1859732908"/>Introducción<text:bookmark-end text:name="__RefHeading__631_1859732908"/></text:h>
      <text:p text:style-name="P11">En este documento se recogen las características y aspectos más destacables de la implementación del sistema informático desarrollado en el presente proyecto. Los puntos que se tratarán se centran en las bibliotecas utilizadas, el código fuente del programa, el manual del programador y el diseño de pruebas para comprobar su corrección, así como su resultado.</text:p>
      <text:h text:style-name="P31" text:outline-level="2"><text:bookmark-start text:name="__RefHeading__633_1859732908"/>Documentación de las bibliotecas<text:bookmark-end text:name="__RefHeading__633_1859732908"/></text:h>
      <text:p text:style-name="P11">Si bien este proyecto se basa esencialmente en Apache Hadoop y jColibri, hay un número significativo de otras bibliotecas utilizadas para fines más o menos específicos. Hay algunas que simplemente son requisitos de Hadoop o de Hbase, pero otras proporcionan funcionalidad sin la cual no habría sido posible desarrollar el sistema. A continuación se detallan, por separado, aquellas bibliotecas de las que hacen uso el servidor y el cliente del sistema.</text:p>
      <text:h text:style-name="P8" text:outline-level="3"><text:bookmark-start text:name="__RefHeading__635_1859732908"/>Bibliotecas utilizadas por el Servidor CBR<text:bookmark-end text:name="__RefHeading__635_1859732908"/></text:h>
      <text:p text:style-name="P2"><text:span text:style-name="T14">La carpeta </text:span><text:span text:style-name="T1">lib/</text:span><text:span text:style-name="T8"> del despliegue del servidor, situada dentro de </text:span><text:span text:style-name="T1">WebContent/WEB-INF/</text:span><text:span text:style-name="T8">, contiene 14 ficheros </text:span><text:span text:style-name="T1">jar</text:span><text:span text:style-name="T8"> correspondientes a distintas bibliotecas que se han empleado para distintos usos. Son las siguientes:</text:span></text:p>
      <text:h text:style-name="P34" text:outline-level="4"><text:bookmark-start text:name="__RefHeading__12011_433896703"/>ASM<text:bookmark-end text:name="__RefHeading__12011_433896703"/></text:h>
      <text:p text:style-name="P2"><text:span text:style-name="T8">ASM </text:span><text:span text:style-name="T8"><text:bookmark-ref text:reference-format="number-all-superior" text:ref-name="__RefNumPara__11989_433896703">[1]</text:bookmark-ref></text:span><text:span text:style-name="T8"> es un framework de manipulación de </text:span><text:span text:style-name="T1">bytecode</text:span><text:span text:style-name="T8"> Java, que permite tanto analizar como modificar o incluso generar dinámicamente clases Java. En este proyecto, es utilizado para generar de forma dinámica clases de tipo </text:span><text:span text:style-name="T1">Java Bean</text:span><text:span text:style-name="T8"> que tengan una estructura compatible con los conjuntos de atributos presentes en la descripción y en la solución de cada tipo de caso.</text:span></text:p>
      <text:p text:style-name="P2"><text:span text:style-name="T8">Así, por cada nuevo tipo de caso que un administrador crea, se generan dinámicamente dos clases (para un tipo de caso llamado coche, serían CocheDescription y CocheSolution), cada una con un campo por cada atributo del problema o de la solución, respectivamente. Ambas implementan la interfaz </text:span><text:span text:style-name="T1">CaseComponent</text:span><text:span text:style-name="T8"> de jColibri y por tanto definen el método </text:span><text:span text:style-name="T1">getIdAttribute()</text:span><text:span text:style-name="T8">.</text:span></text:p>
      <text:h text:style-name="P35" text:outline-level="4"><text:bookmark-start text:name="__RefHeading__637_1859732908"/>Apache Commons<text:bookmark-end text:name="__RefHeading__637_1859732908"/></text:h>
      <text:p text:style-name="P2"><text:span text:style-name="T8">Apache Commons </text:span><text:span text:style-name="T8"><text:bookmark-ref text:reference-format="number-all-superior" text:ref-name="__RefNumPara__11991_433896703">[3]</text:bookmark-ref></text:span><text:span text:style-name="T8"> es un conjunto de bibliotecas comunes utilizadas por distintos proyectos de la Fundación Apache </text:span><text:span text:style-name="T8"><text:bookmark-ref text:reference-format="number-all-superior" text:ref-name="__RefNumPara__11993_433896703">[2]</text:bookmark-ref></text:span><text:span text:style-name="T8">. Este proyecto apenas las da ningún uso directo, pero Apache Hadoop y Apache Hbase requieren de algunas de ellas para funcionar:</text:span></text:p>
      <text:list xml:id="list5949628944292073554" text:style-name="L1">
        <text:list-item>
          <text:p text:style-name="P12"><text:span text:style-name="T6">Configuration</text:span><text:span text:style-name="T8">: es una biblioteca de gestión de configuración mediante ficheros XML. Esta es la única utilizada directamente en el proyecto, ya que se define una variable de configuración (cbr.class.dir) para que el usuario elija el directorio donde quiere que se copien de forma local (en cada nodo) las clases generadas dinámicamente mediante ASM.</text:span></text:p>
        </text:list-item>
        <text:list-item>
          <text:p text:style-name="P12"><text:span text:style-name="T6">HttpClient</text:span><text:span text:style-name="T8">: es una biblioteca cliente del protocolo HTTP, pero ha sido declarada obsoleta en su página web </text:span><text:span text:style-name="T8"><text:bookmark-ref text:reference-format="number-all-superior" text:ref-name="__RefNumPara__11995_433896703">[4]</text:bookmark-ref></text:span><text:span text:style-name="T8">. </text:span><text:span text:style-name="T9">Sin embargo, Hadoop y Hbase siguen dependiendo de ella y por tanto es necesaria para el proyecto.</text:span></text:p>
        </text:list-item>
        <text:list-item>
          <text:p text:style-name="P13"><text:soft-page-break/><text:span text:style-name="T7">Lang</text:span><text:span text:style-name="T9">: es una extensión del API de java.lang para la manipulación de cadenas de texto, métodos numéricos, etc. También es necesaria para las funciones de Hadoop y Hbase utilizadas.</text:span></text:p>
        </text:list-item>
        <text:list-item>
          <text:p text:style-name="P13"><text:span text:style-name="T7">Logging</text:span><text:span text:style-name="T9">: es una biblioteca de registro de eventos que simplemente proporciona una interfaz hacia una implementación real. También es requerida por Hadoop y Hbase.</text:span></text:p>
        </text:list-item>
      </text:list>
      <text:h text:style-name="P37" text:outline-level="4"><text:bookmark-start text:name="__RefHeading__639_1859732908"/>Apache Hadoop<text:bookmark-end text:name="__RefHeading__639_1859732908"/></text:h>
      <text:p text:style-name="P3"><text:span text:style-name="T9">El núcleo de Hadoop </text:span><text:span text:style-name="T9"><text:bookmark-ref text:reference-format="number-all-superior" text:ref-name="__RefNumPara__12015_433896703">[5]</text:bookmark-ref></text:span><text:span text:style-name="T9"> contiene las clases necesarias para acceder al sistema de ficheros distribuido HDFS y para definir distintos tipos de tareas de MapReduce.</text:span></text:p>
      <text:p text:style-name="P3"><text:span text:style-name="T9">En este proyecto, tanto las clases generadas dinámicamente mediante </text:span><text:span text:style-name="T9"><text:bookmark-ref text:reference-format="text" text:ref-name="__RefHeading__12011_433896703">ASM</text:bookmark-ref></text:span><text:span text:style-name="T9"> como los objetos que representan el caso propuesto por el usuario al iniciar un ciclo CBR son escritos en HDFS. Una vez escritos, son leídos desde la clase ReducerRetrieval para llevar a cabo la etapa de recuperación del ciclo.</text:span></text:p>
      <text:h text:style-name="P37" text:outline-level="4"><text:bookmark-start text:name="__RefHeading__12043_433896703"/>Apache Hbase<text:bookmark-end text:name="__RefHeading__12043_433896703"/></text:h>
      <text:p text:style-name="P3"><text:span text:style-name="T9">Hbase </text:span><text:span text:style-name="T9"><text:bookmark-ref text:reference-format="number-all-superior" text:ref-name="__RefNumPara__12013_433896703">[6]</text:bookmark-ref></text:span><text:span text:style-name="T9"> es una base de datos no-SQL distribuida en un cluster Hadoop. En este proyecto, Hbase representa la Base de Casos del Sistema de Razonamiento Basado en Casos, almacenando todos los casos correspondientes a cada tipo de caso en una tabla distinta. También se utiliza para almacenar, en tablas temporales, los resultados de cada uno de los Reducer de la etapa de recuperación, para luego juntarlos en la clase LanzadorCBR y devolvérselos al cliente.</text:span></text:p>
      <text:h text:style-name="P38" text:outline-level="4"><text:bookmark-start text:name="__RefHeading__641_1859732908"/>Apache ZooKeeper<text:bookmark-end text:name="__RefHeading__641_1859732908"/></text:h>
      <text:p text:style-name="P5"><text:span text:style-name="T11">Zookeeper </text:span><text:span text:style-name="T11"><text:bookmark-ref text:reference-format="number-all-superior" text:ref-name="__RefNumPara__12079_433896703">[7]</text:bookmark-ref></text:span><text:span text:style-name="T11"> es un servicio de coordinación de procesos distribuidos. Es necesario para que los distintos procesos de Hbase se coordinen entre sí, pero depende del modelo de sistema implementado. En un modelo pseudo-distribuido en el que un solo servidor ejecuta todos los procesos, Hbase necesita la biblioteca de Zookeeper para arrancar sus servicios. En un modelo totalmente distribuido, por el contrario, Zookeeper será un proceso independiente del resto que se ejecutará en una sola máquina, y Hbase se conectará a él para coordinar sus procesos.</text:span></text:p>
      <text:h text:style-name="P36" text:outline-level="4"><text:bookmark-start text:name="__RefHeading__643_1859732908"/>HSQLDB<text:bookmark-end text:name="__RefHeading__643_1859732908"/></text:h>
      <text:p text:style-name="P3"><text:span text:style-name="T9">HSQLDB </text:span><text:span text:style-name="T9"><text:bookmark-ref text:reference-format="number-all-superior" text:ref-name="__RefNumPara__12017_433896703">[8]</text:bookmark-ref></text:span><text:span text:style-name="T9"> es un sistema gestor de bases de datos relacionales (SQL). Está escrito en Java y permite conexiones mediante drivers JDBC, lo que lo hace adecuado para trabajar desde cualquier aplicación escrita en Java.</text:span></text:p>
      <text:p text:style-name="P14">En este proyecto, HSQLDB es la base de datos elegida para almacenar la información de gestión del sistema: los usuarios, tipos de caso, estadísticas, técnicas, etc.</text:p>
      <text:h text:style-name="P40" text:outline-level="4"><text:bookmark-start text:name="__RefHeading__645_1859732908"/><text:soft-page-break/>Jackson<text:bookmark-end text:name="__RefHeading__645_1859732908"/></text:h>
      <text:p text:style-name="P4"><text:span text:style-name="T10">Jackson </text:span><text:span text:style-name="T10"><text:bookmark-ref text:reference-format="number-all-superior" text:ref-name="__RefNumPara__12041_433896703">[9]</text:bookmark-ref></text:span><text:span text:style-name="T10"> es una biblioteca de parseo de ficheros XML y JSON. Es otra dependencia de Hadoop y Hbase sin la cual este proyecto no podría funcionar.</text:span></text:p>
      <text:h text:style-name="P39" text:outline-level="4"><text:bookmark-start text:name="__RefHeading__647_1859732908"/>jColibri<text:bookmark-end text:name="__RefHeading__647_1859732908"/></text:h>
      <text:p text:style-name="P4"><text:span text:style-name="T10">jColibri </text:span><text:span text:style-name="T10"><text:bookmark-ref text:reference-format="number-all-superior" text:ref-name="__RefNumPara__12045_433896703">[10]</text:bookmark-ref></text:span><text:span text:style-name="T10"> es el framework de Razonamiento Basado en Casos que proporciona a este proyecto la funcionalidad necesaria para ejecutar las técnicas de cada una de las etapas del ciclo CBR. Implementa varias técnicas de recuperación y reutilización de casos, mientras que la revisión se hace manualmente y la retención es la inserción del nuevo caso en la Base de Casos (</text:span><text:span text:style-name="T10"><text:bookmark-ref text:reference-format="text" text:ref-name="__RefHeading__12043_433896703">Apache Hbase</text:bookmark-ref></text:span><text:span text:style-name="T10">).</text:span></text:p>
      <text:h text:style-name="P40" text:outline-level="4"><text:bookmark-start text:name="__RefHeading__649_1859732908"/>Google Protocol Buffers<text:bookmark-end text:name="__RefHeading__649_1859732908"/></text:h>
      <text:p text:style-name="P4"><text:span text:style-name="T10">Este proyecto, acortado protobuf </text:span><text:span text:style-name="T10"><text:bookmark-ref text:reference-format="number-all-superior" text:ref-name="__RefNumPara__12047_433896703">[11]</text:bookmark-ref></text:span><text:span text:style-name="T10">, es la implementación de Google de su formato de intercambio de datos. Los </text:span><text:span text:style-name="T2">protocol buffers</text:span><text:span text:style-name="T10"> son una forma de codificar datos estructurados en un formato eficiente y extensible.</text:span></text:p>
      <text:p text:style-name="P15">Es otro requisito de Hadoop, por lo que también lo es de este proyecto.</text:p>
      <text:h text:style-name="P40" text:outline-level="4"><text:bookmark-start text:name="__RefHeading__651_1859732908"/>SLF4J<text:bookmark-end text:name="__RefHeading__651_1859732908"/></text:h>
      <text:p text:style-name="P15">Simple Logging Facade for Java es una fachada de registro de eventos compatible con Apache Commons Logging, y es necesario para que Hadoop funcione correctamente. En este caso, es Hbase el que necesita esta biblioteca.</text:p>
      <text:h text:style-name="P9" text:outline-level="3"><text:bookmark-start text:name="__RefHeading__653_1859732908"/>Bibliotecas utilizadas por el <text:span text:style-name="T18">Cliente</text:span> CBR<text:bookmark-end text:name="__RefHeading__653_1859732908"/></text:h>
      <text:p text:style-name="P16"><text:span text:style-name="T18">En el caso del cliente, son </text:span><text:span text:style-name="T21">7</text:span><text:span text:style-name="T18"> ficheros </text:span><text:span text:style-name="T3">jar</text:span><text:span text:style-name="T18"> que proporcionan distinta funcionalidad a la aplicación:</text:span></text:p>
      <text:h text:style-name="P41" text:outline-level="4"><text:bookmark-start text:name="__RefHeading__655_1859732908"/><text:span text:style-name="T18">jGoodies Forms</text:span><text:bookmark-end text:name="__RefHeading__655_1859732908"/></text:h>
      <text:p text:style-name="P26"><text:span text:style-name="T18">jGoodies </text:span><text:span text:style-name="T18"><text:bookmark-ref text:reference-format="number-all-superior" text:ref-name="__RefNumPara__493_1859732908">[13]</text:bookmark-ref></text:span><text:span text:style-name="T18"> proporciona un </text:span><text:span text:style-name="T3">layout</text:span><text:span text:style-name="T12"> llamado FormLayout, utilizado en varios componentes de la interfaz gráfica de la aplicación.</text:span></text:p>
      <text:h text:style-name="P41" text:outline-level="4"><text:bookmark-start text:name="__RefHeading__657_1859732908"/><text:span text:style-name="T12">iTextPDF</text:span><text:bookmark-end text:name="__RefHeading__657_1859732908"/></text:h>
      <text:p text:style-name="P26"><text:span text:style-name="T12">iTextPDF </text:span><text:span text:style-name="T12"><text:bookmark-ref text:reference-format="number-all-superior" text:ref-name="__RefNumPara__491_1859732908">[14]</text:bookmark-ref></text:span><text:span text:style-name="T12"> es una biblioteca que permite construir documentos PDF fácilmente. Es la utilizada en la aplicación para generar informes de estadísticas en este formato.</text:span></text:p>
      <text:h text:style-name="P41" text:outline-level="4"><text:bookmark-start text:name="__RefHeading__659_1859732908"/><text:span text:style-name="T12">JavaHelp</text:span><text:bookmark-end text:name="__RefHeading__659_1859732908"/></text:h>
      <text:p text:style-name="P26"><text:span text:style-name="T12">JavaHelp es un framework de ayuda contextual que proporciona a la aplicación este tipo de ayuda en todas sus ventanas.</text:span></text:p>
      <text:h text:style-name="P42" text:outline-level="4"><text:bookmark-start text:name="__RefHeading__661_1859732908"/><text:soft-page-break/><text:span text:style-name="T13">JFreeChart y JCommon</text:span><text:bookmark-end text:name="__RefHeading__661_1859732908"/></text:h>
      <text:p text:style-name="P27"><text:span text:style-name="T13">JFreeChart </text:span><text:span text:style-name="T13"><text:bookmark-ref text:reference-format="number-all-superior" text:ref-name="__RefNumPara__535_1859732908">[17]</text:bookmark-ref></text:span><text:span text:style-name="T13"> es una biblioteca de generación de gráficos utilizada en la vista de estadísticas de la aplicación. JCommon </text:span><text:span text:style-name="T13"><text:bookmark-ref text:reference-format="number-all-superior" text:ref-name="__RefNumPara__533_1859732908">[18]</text:bookmark-ref></text:span><text:span text:style-name="T13"> es una dependencia de JFreeChart, y ambas pertenecen al proyecto JFree </text:span><text:span text:style-name="T13"><text:bookmark-ref text:reference-format="number-all-superior" text:ref-name="__RefNumPara__531_1859732908">[16]</text:bookmark-ref></text:span><text:span text:style-name="T13">.</text:span></text:p>
      <text:h text:style-name="P42" text:outline-level="4"><text:bookmark-start text:name="__RefHeading__663_1859732908"/><text:span text:style-name="T13">JTatoo</text:span><text:bookmark-end text:name="__RefHeading__663_1859732908"/></text:h>
      <text:p text:style-name="P27"><text:span text:style-name="T13">JTatoo </text:span><text:span text:style-name="T13"><text:bookmark-ref text:reference-format="number-all-superior" text:ref-name="__RefNumPara__537_1859732908">[19]</text:bookmark-ref></text:span><text:span text:style-name="T13"> es un conjunto de </text:span><text:span text:style-name="T4">Look&amp;Feels</text:span><text:span text:style-name="T13"> para Swing, de los cuales la aplicación cliente utiliza AcrylLookAndFeel.</text:span></text:p>
      <text:h text:style-name="P43" text:outline-level="4"><text:bookmark-start text:name="__RefHeading__665_1859732908"/><text:span text:style-name="T5">WEKA</text:span><text:bookmark-end text:name="__RefHeading__665_1859732908"/></text:h>
      <text:p text:style-name="P17"><text:span text:style-name="T20">WEKA </text:span><text:span text:style-name="T20"><text:bookmark-ref text:reference-format="number-all-superior" text:ref-name="__RefNumPara__583_1859732908">[20]</text:bookmark-ref></text:span><text:span text:style-name="T20"> es una biblioteca de minería de datos desarrollada por la Universidad de Waikato (Nueva Zelanda).</text:span><text:span text:style-name="T21"> Una de sus características es la definición del formato de fichero ARFF, que añade información sobre los campos presentes a un formato del estilo CSV. Este es el formato elegido para la importación de casos a la Base de Casos, y WEKA proporciona la biblioteca que lleva a cabo la lectura del fichero.</text:span></text:p>
      <text:h text:style-name="P31" text:outline-level="2"><text:bookmark-start text:name="__RefHeading__667_1859732908"/>Código fuente<text:bookmark-end text:name="__RefHeading__667_1859732908"/></text:h>
      <text:p text:style-name="P18"><text:span text:style-name="T21">Todas las clases y paquetes que forman el có</text:span>digo fuente de este proyecto está<text:span text:style-name="T21">n</text:span> comentad<text:span text:style-name="T21">as</text:span> siguiendo las convenciones de JavaDoc, por lo que la documentación está disponible en formato HTML en el DVD adjunto al proyecto.</text:p>
      <text:h text:style-name="P31" text:outline-level="2"><text:bookmark-start text:name="__RefHeading__669_1859732908"/>Manual del programador<text:bookmark-end text:name="__RefHeading__669_1859732908"/></text:h>
      <text:p text:style-name="P11"/>
      <text:h text:style-name="P31" text:outline-level="2"><text:bookmark-start text:name="__RefHeading__671_1859732908"/>Pruebas unitarias<text:bookmark-end text:name="__RefHeading__671_1859732908"/></text:h>
      <text:p text:style-name="P11"/>
      <text:h text:style-name="P31" text:outline-level="2"><text:bookmark-start text:name="__RefHeading__673_1859732908"/>Referencias<text:bookmark-end text:name="__RefHeading__673_1859732908"/></text:h>
      <text:list xml:id="list4046283485317266382" text:style-name="L2">
        <text:list-item>
          <text:p text:style-name="P19"><text:bookmark-start text:name="__RefNumPara__11989_433896703"/><text:span text:style-name="T14">Página web de ASM: </text:span><text:a xlink:type="simple" xlink:href="http://asm.ow2.org/"><text:span text:style-name="T14">http://asm.ow2.org/</text:span></text:a><text:bookmark-end text:name="__RefNumPara__11989_433896703"/></text:p>
        </text:list-item>
        <text:list-item>
          <text:p text:style-name="P19"><text:bookmark-start text:name="__RefNumPara__11993_433896703"/><text:span text:style-name="T14">Página web de la Apache Software Foundation: </text:span><text:a xlink:type="simple" xlink:href="http://apache.org/"><text:span text:style-name="T14">http://apache.org/</text:span></text:a><text:bookmark-end text:name="__RefNumPara__11993_433896703"/></text:p>
        </text:list-item>
        <text:list-item>
          <text:p text:style-name="P19"><text:bookmark-start text:name="__RefNumPara__11991_433896703"/><text:span text:style-name="T14">Página web de Apache Commons: </text:span><text:a xlink:type="simple" xlink:href="http://commons.apache.org/"><text:span text:style-name="T14">http://commons.apache.org/</text:span></text:a><text:bookmark-end text:name="__RefNumPara__11991_433896703"/></text:p>
        </text:list-item>
        <text:list-item>
          <text:p text:style-name="P19"><text:bookmark-start text:name="__RefNumPara__11995_433896703"/><text:a xlink:type="simple" xlink:href="http://hc.apache.org/httpclient-3.x/"><text:span text:style-name="T14">http://hc.apache.org/httpclient-3.x/</text:span></text:a><text:bookmark-end text:name="__RefNumPara__11995_433896703"/></text:p>
        </text:list-item>
        <text:list-item>
          <text:p text:style-name="P20"><text:bookmark-start text:name="__RefNumPara__12015_433896703"/><text:span text:style-name="T15">Página web de Apache Hadoop: </text:span><text:a xlink:type="simple" xlink:href="http://hadoop.apache.org/"><text:span text:style-name="T15">http://hadoop.apache.org/</text:span></text:a><text:bookmark-end text:name="__RefNumPara__12015_433896703"/></text:p>
        </text:list-item>
        <text:list-item>
          <text:p text:style-name="P20"><text:bookmark-start text:name="__RefNumPara__12013_433896703"/><text:span text:style-name="T15">Página web de Apache Hbase: </text:span><text:a xlink:type="simple" xlink:href="http://hbase.apache.org/"><text:span text:style-name="T15">http://hbase.apache.org/</text:span></text:a><text:bookmark-end text:name="__RefNumPara__12013_433896703"/></text:p>
        </text:list-item>
        <text:list-item>
          <text:p text:style-name="P21"><text:bookmark-start text:name="__RefNumPara__12079_433896703"/><text:span text:style-name="T17">Página web de Apache ZooKeeper: </text:span><text:a xlink:type="simple" xlink:href="http://zookeeper.apache.org/"><text:span text:style-name="T17">http://zookeeper.apache.org/</text:span></text:a><text:bookmark-end text:name="__RefNumPara__12079_433896703"/></text:p>
        </text:list-item>
        <text:list-item>
          <text:p text:style-name="P20"><text:bookmark-start text:name="__RefNumPara__12017_433896703"/><text:span text:style-name="T15">Página web de HSQLDB: </text:span><text:a xlink:type="simple" xlink:href="http://hsqldb.org/"><text:span text:style-name="T15">http://hsqldb.org/</text:span></text:a><text:bookmark-end text:name="__RefNumPara__12017_433896703"/></text:p>
        </text:list-item>
        <text:list-item>
          <text:p text:style-name="P22"><text:bookmark-start text:name="__RefNumPara__12041_433896703"/><text:span text:style-name="T16">Página web de Jackson: </text:span><text:a xlink:type="simple" xlink:href="http://jackson.codehaus.org/"><text:span text:style-name="T16">http://jackson.codehaus.org/</text:span></text:a><text:bookmark-end text:name="__RefNumPara__12041_433896703"/></text:p>
        </text:list-item>
        <text:list-item>
          <text:p text:style-name="P22"><text:bookmark-start text:name="__RefNumPara__12045_433896703"/><text:span text:style-name="T16">Página web de jColibri: </text:span><text:a xlink:type="simple" xlink:href="http://gaia.fdi.ucm.es/research/colibri/jcolibri"><text:span text:style-name="T16">http://gaia.fdi.ucm.es/research/colibri/jcolibri</text:span></text:a><text:bookmark-end text:name="__RefNumPara__12045_433896703"/></text:p>
        </text:list-item>
        <text:list-item>
          <text:p text:style-name="P22"><text:bookmark-start text:name="__RefNumPara__12047_433896703"/><text:span text:style-name="T16">Página web de protobuf: </text:span><text:a xlink:type="simple" xlink:href="https://code.google.com/p/protobuf/"><text:span text:style-name="T16">https://code.google.com/p/protobuf/</text:span></text:a><text:bookmark-end text:name="__RefNumPara__12047_433896703"/></text:p>
        </text:list-item>
        <text:list-item>
          <text:p text:style-name="P22"><text:span text:style-name="T16">Página web de SLF4J: </text:span><text:a xlink:type="simple" xlink:href="http://www.slf4j.org/"><text:span text:style-name="T16">http://www.slf4j.org/</text:span></text:a></text:p>
        </text:list-item>
        <text:list-item>
          <text:p text:style-name="P23"><text:bookmark-start text:name="__RefNumPara__493_1859732908"/><text:span text:style-name="T18">Página web de jGoodies Forms: </text:span><text:a xlink:type="simple" xlink:href="http://www.jgoodies.com/freeware/libraries/forms/"><text:span text:style-name="T18">http://www.jgoodies.com/freeware/libraries/forms/</text:span></text:a><text:bookmark-end text:name="__RefNumPara__493_1859732908"/></text:p>
        </text:list-item>
        <text:list-item>
          <text:p text:style-name="P23"><text:bookmark-start text:name="__RefNumPara__491_1859732908"/><text:span text:style-name="T18">Página web de iTextPDF: </text:span><text:a xlink:type="simple" xlink:href="http://itextpdf.com/"><text:span text:style-name="T18">http://itextpdf.com/</text:span></text:a><text:bookmark-end text:name="__RefNumPara__491_1859732908"/></text:p>
        </text:list-item>
        <text:list-item>
          <text:p text:style-name="P24"><text:span text:style-name="T19">Página web de JavaHelp: </text:span><text:a xlink:type="simple" xlink:href="https://javahelp.java.net//"><text:span text:style-name="T19">https://javahelp.java.net//</text:span></text:a></text:p>
        </text:list-item>
        <text:list-item>
          <text:p text:style-name="P24"><text:bookmark-start text:name="__RefNumPara__531_1859732908"/><text:span text:style-name="T19">Proyecto JFree: </text:span><text:a xlink:type="simple" xlink:href="http://www.jfree.org/index.html"><text:span text:style-name="T19">http://www.jfree.org/index.html</text:span></text:a><text:bookmark-end text:name="__RefNumPara__531_1859732908"/></text:p>
        </text:list-item>
        <text:list-item>
          <text:p text:style-name="P24"><text:bookmark-start text:name="__RefNumPara__535_1859732908"/><text:span text:style-name="T19">Página web de JFreeChart: </text:span><text:a xlink:type="simple" xlink:href="http://www.jfree.org/jfreechart/"><text:span text:style-name="T19">http://www.jfree.org/jfreechart/</text:span></text:a><text:bookmark-end text:name="__RefNumPara__535_1859732908"/></text:p>
        </text:list-item>
        <text:list-item>
          <text:p text:style-name="P24"><text:bookmark-start text:name="__RefNumPara__533_1859732908"/><text:span text:style-name="T19">Página web de JCommon: </text:span><text:a xlink:type="simple" xlink:href="http://www.jfree.org/jcommon/"><text:span text:style-name="T19">http://www.jfree.org/jcommon/</text:span></text:a><text:bookmark-end text:name="__RefNumPara__533_1859732908"/></text:p>
        </text:list-item>
        <text:list-item>
          <text:p text:style-name="P24"><text:bookmark-start text:name="__RefNumPara__537_1859732908"/><text:span text:style-name="T19">Página web de JTatoo: </text:span><text:a xlink:type="simple" xlink:href="http://www.jtattoo.net/"><text:span text:style-name="T19">http://www.jtattoo.net/</text:span></text:a><text:bookmark-end text:name="__RefNumPara__537_1859732908"/></text:p>
        </text:list-item>
        <text:list-item>
          <text:p text:style-name="P25"><text:bookmark-start text:name="__RefNumPara__583_1859732908"/><text:span text:style-name="T20">Página web de WEKA: </text:span><text:a xlink:type="simple" xlink:href="http://www.cs.waikato.ac.nz/ml/weka/"><text:span text:style-name="T20">http://www.cs.waikato.ac.nz/ml/weka/</text:span></text:a><text:bookmark-end text:name="__RefNumPara__583_18597329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8:48:42</meta:creation-date>
    <meta:editing-duration>PT14M38S</meta:editing-duration>
    <meta:editing-cycles>3</meta:editing-cycles>
    <meta:generator>LibreOffice/4.0.3.3$Linux_X86_64 LibreOffice_project/400m0$Build-3</meta:generator>
    <meta:initial-creator>Enrique Sainz Baixauli</meta:initial-creator>
    <dc:date>2013-06-02T14:54:04</dc:date>
    <dc:creator>Enrique Sainz Baixauli</dc:creator>
    <meta:document-statistic meta:table-count="1" meta:image-count="0" meta:object-count="0" meta:page-count="11" meta:paragraph-count="115" meta:word-count="1465" meta:character-count="9541" meta:non-whitespace-character-count="8215"/>
    <meta:user-defined meta:name="Info 1"/>
    <meta:user-defined meta:name="Info 2"/>
    <meta:user-defined meta:name="Info 3"/>
    <meta:user-defined meta:name="Info 4"/>
  </office:meta>
</office:document-meta>
</file>